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882cm" svg:stroke-color="#000000" draw:marker-start-width="1.288cm" draw:marker-end-width="1.288cm" draw:stroke-linejoin="miter" draw:fill="none" draw:fill-color="#000000" fo:padding-top="0.483cm" fo:padding-bottom="0.483cm" fo:padding-left="0.608cm" fo:padding-right="0.608cm"/>
    </style:style>
    <style:style style:name="gr2" style:family="graphic" style:parent-style-name="standard">
      <style:graphic-properties svg:stroke-color="#ed1c24" draw:fill="none" draw:textarea-horizontal-align="justify" draw:textarea-vertical-align="middle" draw:auto-grow-height="false" fo:min-height="56.196cm" fo:min-width="55.946cm"/>
    </style:style>
    <style:style style:name="gr3" style:family="graphic" style:parent-style-name="standard">
      <style:graphic-properties draw:stroke="solid" svg:stroke-width="0.882cm" svg:stroke-color="#000000" draw:marker-start-width="1.523cm" draw:marker-end-width="1.523cm" draw:fill="none" draw:fill-color="#000000" draw:textarea-vertical-align="middle" fo:padding-top="0.566cm" fo:padding-bottom="0.566cm" fo:padding-left="0.691cm" fo:padding-right="0.691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none" draw:fill-color="#000000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color="#ed1c24" draw:fill="none" draw:textarea-horizontal-align="justify" draw:textarea-vertical-align="middle" draw:auto-grow-height="false" fo:min-height="3.278cm" fo:min-width="3.028cm"/>
    </style:style>
    <style:style style:name="gr6" style:family="graphic" style:parent-style-name="standard">
      <style:graphic-properties svg:stroke-color="#ed1c24" draw:fill="none" draw:textarea-horizontal-align="justify" draw:textarea-vertical-align="middle" draw:auto-grow-height="false" fo:min-height="24.446cm" fo:min-width="24.196cm"/>
    </style:style>
    <style:style style:name="gr7" style:family="graphic" style:parent-style-name="standard">
      <style:graphic-properties svg:stroke-color="#ed1c24" draw:fill="none" draw:textarea-horizontal-align="justify" draw:textarea-vertical-align="middle" draw:auto-grow-height="false" fo:min-height="31.5cm" fo:min-width="31.25cm"/>
    </style:style>
    <style:style style:name="gr8" style:family="graphic" style:parent-style-name="standard">
      <style:graphic-properties svg:stroke-color="#ed1c24" draw:fill="none" draw:textarea-horizontal-align="justify" draw:textarea-vertical-align="middle" draw:auto-grow-height="false" fo:min-height="42.084cm" fo:min-width="41.834cm"/>
    </style:style>
    <style:style style:name="gr9" style:family="graphic" style:parent-style-name="standard">
      <style:graphic-properties svg:stroke-color="#ed1c24" draw:fill="none" draw:textarea-horizontal-align="justify" draw:textarea-vertical-align="middle" draw:auto-grow-height="false" fo:min-height="49.14cm" fo:min-width="48.89cm"/>
    </style:style>
    <style:style style:name="gr10" style:family="graphic" style:parent-style-name="standard">
      <style:graphic-properties svg:stroke-color="#ed1c24" draw:fill="none" draw:textarea-horizontal-align="justify" draw:textarea-vertical-align="middle" draw:auto-grow-height="false" fo:min-height="59.722cm" fo:min-width="59.472cm"/>
    </style:style>
    <style:style style:name="gr11" style:family="graphic" style:parent-style-name="standard">
      <style:graphic-properties svg:stroke-color="#ed1c24" draw:fill="none" draw:textarea-horizontal-align="justify" draw:textarea-vertical-align="middle" draw:auto-grow-height="false" fo:min-height="66.778cm" fo:min-width="66.528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color="#ed1c24" draw:fill="none" draw:textarea-vertical-align="middle"/>
    </style:style>
    <style:style style:name="gr14" style:family="graphic" style:parent-style-name="standard">
      <style:graphic-properties svg:stroke-color="#ed1c24" draw:fill="none" draw:textarea-horizontal-align="justify" draw:textarea-vertical-align="middle" draw:auto-grow-height="false" fo:min-height="3.286cm" fo:min-width="3.036cm"/>
    </style:style>
    <style:style style:name="gr15" style:family="graphic" style:parent-style-name="standard">
      <style:graphic-properties svg:stroke-color="#ed1c24" draw:fill="none" draw:textarea-horizontal-align="justify" draw:textarea-vertical-align="middle" draw:auto-grow-height="false" fo:min-height="46.318cm" fo:min-width="46.068cm"/>
    </style:style>
    <style:style style:name="gr16" style:family="graphic" style:parent-style-name="standard">
      <style:graphic-properties svg:stroke-width="0.018cm" svg:stroke-color="#000000" draw:marker-start-width="0.226cm" draw:marker-end-width="0.226cm" draw:fill="none" draw:textarea-horizontal-align="justify" draw:textarea-vertical-align="middle" draw:auto-grow-height="false" fo:min-height="56.196cm" fo:min-width="55.946cm" fo:padding-top="0.133cm" fo:padding-bottom="0.133cm" fo:padding-left="0.258cm" fo:padding-right="0.258cm"/>
    </style:style>
    <style:style style:name="P1" style:family="paragraph">
      <loext:graphic-properties draw:fill="none" draw:fill-color="#00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24.799cm" svg:height="21.599cm" svg:x="28.6cm" svg:y="68.9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custom-shape draw:style-name="gr2" draw:text-style-name="P2" draw:layer="layout" svg:width="80cm" svg:height="80cm" svg:x="1.6cm" svg:y="20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ath draw:style-name="gr3" draw:text-style-name="P3" draw:layer="layout" svg:width="26.683cm" svg:height="8.189cm" svg:x="27.649cm" svg:y="58.498cm" svg:viewBox="0 0 26684 8190" svg:d="M3651 7902c-700 300-2100 600-3100-600s-500-3000 400-3600c0 0 5100-3800 12400-3700s12200 3600 12200 3600c1000 800 1700 2400 500 3700s-2600 900-3200 500c0 0-4000-2800-9500-2800s-9700 2900-9700 2900z">
          <text:p/>
        </draw:path>
        <draw:path draw:style-name="gr3" draw:text-style-name="P3" draw:layer="layout" svg:width="42.807cm" svg:height="11.112cm" svg:x="19.6cm" svg:y="46cm" svg:viewBox="0 0 42808 11113" svg:d="M4000 10600c-700 600-2300 900-3400-400s-500-2900 300-3500c0 0 7900-6700 20400-6700s20500 6600 20500 6600c600 300 1700 2100 400 3600s-3100 700-3300 400c0 0-7200-5600-17500-5600s-17400 5600-17400 5600z">
          <text:p/>
        </draw:path>
        <draw:path draw:style-name="gr4" draw:text-style-name="P3" draw:layer="layout" svg:width="59.132cm" svg:height="13.717cm" svg:x="11.318cm" svg:y="33.499cm" svg:viewBox="0 0 59133 13718" svg:d="M4082 13201c-1100 700-2400 700-3400-300s-900-2800 300-3700c0 0 11300-9300 28700-9200s28500 9200 28500 9200c900 800 1400 2400 400 3600s-2100 1100-3400 400c0 0-10100-8100-25500-8200s-25600 8200-25600 8200z">
          <text:p/>
        </draw:path>
        <draw:custom-shape draw:style-name="gr5" draw:text-style-name="P2" draw:layer="layout" svg:width="5cm" svg:height="5cm" svg:x="38.5cm" svg:y="78.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2" draw:layer="layout" svg:width="35cm" svg:height="35cm" svg:x="23.5cm" svg:y="63.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2" draw:layer="layout" svg:width="45cm" svg:height="45cm" svg:x="18.5cm" svg:y="58.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2" draw:layer="layout" svg:width="60cm" svg:height="60cm" svg:x="11cm" svg:y="5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2" draw:layer="layout" svg:width="70cm" svg:height="70cm" svg:x="6cm" svg:y="46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2" draw:layer="layout" svg:width="85cm" svg:height="85cm" svg:x="-1.5cm" svg:y="38.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2" draw:layer="layout" svg:width="95cm" svg:height="95cm" svg:x="-6.5cm" svg:y="33.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2" draw:text-style-name="P2" draw:layer="layout" svg:x1="41cm" svg:y1="-2.15cm" svg:x2="41cm" svg:y2="147.85cm">
          <text:p/>
        </draw:line>
        <draw:line draw:style-name="gr12" draw:text-style-name="P2" draw:layer="layout" svg:x1="-31.95cm" svg:y1="81cm" svg:x2="118.05cm" svg:y2="81cm">
          <text:p/>
        </draw:line>
        <draw:line draw:style-name="gr13" draw:text-style-name="P2" draw:layer="layout" svg:x1="41cm" svg:y1="81cm" svg:x2="3.54cm" svg:y2="36.36cm">
          <text:p/>
        </draw:line>
        <draw:line draw:style-name="gr13" draw:text-style-name="P2" draw:layer="layout" svg:x1="78.457cm" svg:y1="36.357cm" svg:x2="41cm" svg:y2="80.999cm">
          <text:p/>
        </draw:line>
        <draw:custom-shape draw:style-name="gr14" draw:text-style-name="P2" draw:layer="layout" svg:width="5cm" svg:height="5cm" svg:x="27.6cm" svg:y="6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5cm" svg:height="5cm" svg:x="49.401cm" svg:y="6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5cm" svg:height="5cm" svg:x="57.6cm" svg:y="5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5cm" svg:height="5cm" svg:x="19.501cm" svg:y="5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5cm" svg:height="5cm" svg:x="11.3cm" svg:y="4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5cm" svg:height="5cm" svg:x="65.701cm" svg:y="4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66cm" svg:height="66cm" svg:x="7.901cm" svg:y="25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2" draw:layer="layout" svg:width="80cm" svg:height="80cm" svg:x="0.9cm" svg:y="18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4-12T07:18:37.146000000</dc:date>
    <meta:editing-duration>PT57M57S</meta:editing-duration>
    <meta:editing-cycles>8</meta:editing-cycles>
    <meta:generator>LibreOffice/5.4.1.2$Windows_X86_64 LibreOffice_project/ea7cb86e6eeb2bf3a5af73a8f7777ac570321527</meta:generator>
    <meta:document-statistic meta:object-count="24"/>
  </office:meta>
</office:document-meta>
</file>